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draw:textarea-horizontal-align="justify" draw:textarea-vertical-align="middle" draw:auto-grow-height="false" fo:min-height="7.15cm" fo:min-width="19.7cm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39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40" style:family="graphic" style:parent-style-name="standard">
      <style:graphic-properties svg:stroke-color="#ff0000" draw:fill="none" draw:textarea-horizontal-align="justify" draw:textarea-vertical-align="middle" draw:auto-grow-height="false" fo:min-height="1.024cm" fo:min-width="3.036cm"/>
    </style:style>
    <style:style style:name="gr41" style:family="graphic" style:parent-style-name="standard">
      <style:graphic-properties draw:stroke="none" svg:stroke-color="#000000" draw:fill="none" draw:fill-color="#ffffff" fo:min-height="0.484cm"/>
    </style:style>
    <style:style style:name="gr42" style:family="graphic" style:parent-style-name="standard">
      <style:graphic-properties svg:stroke-color="#ff0000" draw:fill="none" draw:textarea-horizontal-align="justify" draw:textarea-vertical-align="middle" draw:auto-grow-height="false" fo:min-height="4.348cm" fo:min-width="1.976cm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ce181e" style:font-name="DejaVu Math TeX Gyre" fo:font-size="11pt" style:font-size-asian="14pt" style:font-size-complex="14pt"/>
    </style:style>
    <style:style style:name="P6" style:family="paragraph">
      <loext:graphic-properties draw:fill="none" draw:fill-color="#ffffff"/>
      <style:text-properties fo:color="#ce181e" style:font-name="DejaVu Math TeX Gyre" fo:font-size="11pt" style:font-size-asian="14pt" style:font-size-complex="14pt"/>
    </style:style>
    <style:style style:name="T1" style:family="text">
      <style:text-properties style:font-name="DejaVu Math TeX Gyre" style:font-size-asian="14pt" style:font-size-complex="14pt"/>
    </style:style>
    <style:style style:name="T2" style:family="text">
      <style:text-properties style:text-position="-33% 58%" style:font-name="DejaVu Math TeX Gyr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g xml:id="id2" draw:id="id2">
          <draw:rect draw:style-name="gr1" draw:text-style-name="P1" draw:layer="layout" svg:width="0.75cm" svg:height="0.25cm" svg:x="6.625cm" svg:y="3.875cm">
            <text:p/>
          </draw:rect>
          <draw:line draw:style-name="gr2" draw:text-style-name="P2" draw:layer="layout" svg:x1="6.375cm" svg:y1="4cm" svg:x2="6.625cm" svg:y2="4cm">
            <text:p/>
          </draw:line>
          <draw:line draw:style-name="gr3" draw:text-style-name="P2" draw:layer="layout" svg:x1="7.375cm" svg:y1="4cm" svg:x2="7.625cm" svg:y2="4cm">
            <text:p/>
          </draw:line>
        </draw:g>
        <draw:g xml:id="id3" draw:id="id3">
          <draw:glue-point draw:id="4" svg:x="-5cm" svg:y="5.04cm"/>
          <draw:glue-point draw:id="5" svg:x="5cm" svg:y="5.04cm"/>
          <draw:line draw:style-name="gr4" draw:text-style-name="P2" draw:layer="layout" svg:x1="9.375cm" svg:y1="3.999cm" svg:x2="9.625cm" svg:y2="3.999cm">
            <text:p/>
          </draw:line>
          <draw:line draw:style-name="gr5" draw:text-style-name="P2" draw:layer="layout" svg:x1="10.375cm" svg:y1="3.999cm" svg:x2="10.625cm" svg:y2="3.999cm">
            <text:p/>
          </draw:line>
          <draw:path draw:style-name="gr6" draw:text-style-name="P1" draw:layer="layout" svg:width="0.187cm" svg:height="0.123cm" svg:x="9.625cm" svg:y="3.875cm" svg:viewBox="0 0 188 124" svg:d="M0 124c94-279 188 0 188 0">
            <text:p/>
          </draw:path>
          <draw:path draw:style-name="gr7" draw:text-style-name="P1" draw:layer="layout" svg:width="0.187cm" svg:height="0.123cm" svg:x="9.814cm" svg:y="3.876cm" svg:viewBox="0 0 188 124" svg:d="M0 124c94-279 188 0 188 0">
            <text:p/>
          </draw:path>
          <draw:path draw:style-name="gr8" draw:text-style-name="P1" draw:layer="layout" svg:width="0.187cm" svg:height="0.123cm" svg:x="10.002cm" svg:y="3.875cm" svg:viewBox="0 0 188 124" svg:d="M0 124c94-279 188 0 188 0">
            <text:p/>
          </draw:path>
          <draw:path draw:style-name="gr9" draw:text-style-name="P1" draw:layer="layout" svg:width="0.187cm" svg:height="0.123cm" svg:x="10.188cm" svg:y="3.875cm" svg:viewBox="0 0 188 124" svg:d="M0 124c94-279 188 0 188 0">
            <text:p/>
          </draw:path>
        </draw:g>
        <draw:g xml:id="id5" draw:id="id5">
          <draw:rect draw:style-name="gr10" draw:text-style-name="P1" draw:layer="layout" svg:width="0.75cm" svg:height="0.25cm" svg:x="18.625cm" svg:y="3.875cm">
            <text:p/>
          </draw:rect>
          <draw:line draw:style-name="gr11" draw:text-style-name="P2" draw:layer="layout" svg:x1="18.375cm" svg:y1="4cm" svg:x2="18.625cm" svg:y2="4cm">
            <text:p/>
          </draw:line>
          <draw:line draw:style-name="gr12" draw:text-style-name="P2" draw:layer="layout" svg:x1="19.375cm" svg:y1="4cm" svg:x2="19.625cm" svg:y2="4cm">
            <text:p/>
          </draw:line>
        </draw:g>
        <draw:g xml:id="id6" draw:id="id6">
          <draw:rect draw:style-name="gr13" draw:text-style-name="P1" draw:layer="layout" svg:width="0.75cm" svg:height="0.25cm" draw:transform="rotate (-1.5707963267949) translate (12.125cm 6.125cm)">
            <text:p/>
          </draw:rect>
          <draw:line draw:style-name="gr14" draw:text-style-name="P2" draw:layer="layout" svg:x1="12cm" svg:y1="5.875cm" svg:x2="12cm" svg:y2="6.125cm">
            <text:p/>
          </draw:line>
          <draw:line draw:style-name="gr15" draw:text-style-name="P2" draw:layer="layout" svg:x1="12cm" svg:y1="6.875cm" svg:x2="12cm" svg:y2="7.125cm">
            <text:p/>
          </draw:line>
        </draw:g>
        <draw:g xml:id="id7" draw:id="id7">
          <draw:glue-point draw:id="4" svg:x="-4.96cm" svg:y="-5cm"/>
          <draw:glue-point draw:id="5" svg:x="-4.96cm" svg:y="5cm"/>
          <draw:line draw:style-name="gr16" draw:text-style-name="P2" draw:layer="layout" svg:x1="14.009cm" svg:y1="5.875cm" svg:x2="14.009cm" svg:y2="6.125cm">
            <text:p/>
          </draw:line>
          <draw:line draw:style-name="gr17" draw:text-style-name="P2" draw:layer="layout" svg:x1="14.009cm" svg:y1="6.875cm" svg:x2="14.009cm" svg:y2="7.125cm">
            <text:p/>
          </draw:line>
          <draw:path draw:style-name="gr18" draw:text-style-name="P1" draw:layer="layout" svg:width="0.187cm" svg:height="0.123cm" draw:transform="rotate (-1.5707963267949) translate (14.133cm 6.125cm)" svg:viewBox="0 0 188 124" svg:d="M0 124c94-279 188 0 188 0">
            <text:p/>
          </draw:path>
          <draw:path draw:style-name="gr19" draw:text-style-name="P1" draw:layer="layout" svg:width="0.187cm" svg:height="0.123cm" draw:transform="rotate (-1.5707963267949) translate (14.132cm 6.314cm)" svg:viewBox="0 0 188 124" svg:d="M0 124c94-279 188 0 188 0">
            <text:p/>
          </draw:path>
          <draw:path draw:style-name="gr20" draw:text-style-name="P1" draw:layer="layout" svg:width="0.187cm" svg:height="0.123cm" draw:transform="rotate (-1.5707963267949) translate (14.133cm 6.502cm)" svg:viewBox="0 0 188 124" svg:d="M0 124c94-279 188 0 188 0">
            <text:p/>
          </draw:path>
          <draw:path draw:style-name="gr21" draw:text-style-name="P1" draw:layer="layout" svg:width="0.187cm" svg:height="0.123cm" draw:transform="rotate (-1.5707963267949) translate (14.133cm 6.688cm)" svg:viewBox="0 0 188 124" svg:d="M0 124c94-279 188 0 188 0">
            <text:p/>
          </draw:path>
        </draw:g>
        <draw:g xml:id="id4" draw:id="id4">
          <draw:glue-point draw:id="4" svg:x="-5cm" svg:y="5.04cm"/>
          <draw:glue-point draw:id="5" svg:x="5cm" svg:y="5.04cm"/>
          <draw:line draw:style-name="gr22" draw:text-style-name="P2" draw:layer="layout" svg:x1="15.375cm" svg:y1="3.999cm" svg:x2="15.625cm" svg:y2="3.999cm">
            <text:p/>
          </draw:line>
          <draw:line draw:style-name="gr23" draw:text-style-name="P2" draw:layer="layout" svg:x1="16.375cm" svg:y1="3.999cm" svg:x2="16.625cm" svg:y2="3.999cm">
            <text:p/>
          </draw:line>
          <draw:path draw:style-name="gr24" draw:text-style-name="P1" draw:layer="layout" svg:width="0.187cm" svg:height="0.123cm" svg:x="15.625cm" svg:y="3.875cm" svg:viewBox="0 0 188 124" svg:d="M0 124c94-279 188 0 188 0">
            <text:p/>
          </draw:path>
          <draw:path draw:style-name="gr25" draw:text-style-name="P1" draw:layer="layout" svg:width="0.187cm" svg:height="0.123cm" svg:x="15.814cm" svg:y="3.876cm" svg:viewBox="0 0 188 124" svg:d="M0 124c94-279 188 0 188 0">
            <text:p/>
          </draw:path>
          <draw:path draw:style-name="gr26" draw:text-style-name="P1" draw:layer="layout" svg:width="0.187cm" svg:height="0.123cm" svg:x="16.002cm" svg:y="3.875cm" svg:viewBox="0 0 188 124" svg:d="M0 124c94-279 188 0 188 0">
            <text:p/>
          </draw:path>
          <draw:path draw:style-name="gr27" draw:text-style-name="P1" draw:layer="layout" svg:width="0.187cm" svg:height="0.123cm" svg:x="16.188cm" svg:y="3.875cm" svg:viewBox="0 0 188 124" svg:d="M0 124c94-279 188 0 188 0">
            <text:p/>
          </draw:path>
        </draw:g>
        <draw:connector draw:style-name="gr28" draw:text-style-name="P3" draw:layer="layout" svg:x1="5cm" svg:y1="6cm" svg:x2="6.375cm" svg:y2="4cm" draw:start-shape="id1" draw:start-glue-point="4" draw:end-shape="id2" draw:end-glue-point="3" svg:d="M5000 6000v-2000h1375" svg:viewBox="0 0 1376 2001">
          <text:p/>
        </draw:connector>
        <draw:connector draw:style-name="gr28" draw:text-style-name="P3" draw:layer="layout" svg:x1="7.625cm" svg:y1="4cm" svg:x2="9.375cm" svg:y2="4cm" draw:start-shape="id2" draw:start-glue-point="1" draw:end-shape="id3" draw:end-glue-point="4" svg:d="M7625 4000h1750" svg:viewBox="0 0 1751 1">
          <text:p/>
        </draw:connector>
        <draw:connector draw:style-name="gr28" draw:text-style-name="P3" draw:layer="layout" svg:x1="10.625cm" svg:y1="4cm" svg:x2="15.375cm" svg:y2="4cm" draw:start-shape="id3" draw:start-glue-point="5" draw:end-shape="id4" draw:end-glue-point="4" svg:d="M10625 4000h4750" svg:viewBox="0 0 4751 1">
          <text:p/>
        </draw:connector>
        <draw:connector draw:style-name="gr28" draw:text-style-name="P3" draw:layer="layout" svg:x1="16.625cm" svg:y1="4cm" svg:x2="18.375cm" svg:y2="4cm" draw:start-shape="id4" draw:start-glue-point="5" draw:end-shape="id5" draw:end-glue-point="3" svg:d="M16625 4000h1750" svg:viewBox="0 0 1751 1">
          <text:p/>
        </draw:connector>
        <draw:connector draw:style-name="gr28" draw:text-style-name="P3" draw:layer="layout" draw:line-skew="1.374cm" svg:x1="5cm" svg:y1="7cm" svg:x2="12cm" svg:y2="7.125cm" draw:start-shape="id1" draw:start-glue-point="8" draw:end-shape="id6" draw:end-glue-point="2" svg:d="M5000 7000v2000h7000v-1875" svg:viewBox="0 0 7001 2001">
          <text:p/>
        </draw:connector>
        <draw:connector draw:style-name="gr28" draw:text-style-name="P3" xml:id="id8" draw:id="id8" draw:layer="layout" draw:line-skew="1.374cm" svg:x1="12cm" svg:y1="7.125cm" svg:x2="14.008cm" svg:y2="7.125cm" draw:start-shape="id6" draw:start-glue-point="2" draw:end-shape="id7" draw:end-glue-point="5" svg:d="M12000 7125v1875h2008v-1875" svg:viewBox="0 0 2009 1876">
          <text:p/>
        </draw:connector>
        <draw:connector draw:style-name="gr28" draw:text-style-name="P3" draw:layer="layout" draw:line-skew="-0.938cm" svg:x1="10.625cm" svg:y1="4cm" svg:x2="12cm" svg:y2="5.875cm" draw:start-shape="id3" draw:start-glue-point="5" draw:end-shape="id6" draw:end-glue-point="0" svg:d="M10625 4000h1375v1875" svg:viewBox="0 0 1376 1876">
          <text:p/>
        </draw:connector>
        <draw:connector draw:style-name="gr28" draw:text-style-name="P3" draw:layer="layout" draw:line-skew="-0.938cm" svg:x1="15.375cm" svg:y1="4cm" svg:x2="14.008cm" svg:y2="5.875cm" draw:start-shape="id4" draw:start-glue-point="4" draw:end-shape="id7" draw:end-glue-point="4" svg:d="M15375 4000h-1367v1875" svg:viewBox="0 0 1368 1876">
          <text:p/>
        </draw:connector>
        <draw:frame draw:style-name="gr29" draw:text-style-name="P3" draw:layer="layout" svg:width="0.627cm" svg:height="0.53cm" svg:x="6.753cm" svg:y="3.3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9" draw:text-style-name="P3" draw:layer="layout" svg:width="0.593cm" svg:height="0.53cm" svg:x="9.654cm" svg:y="3.36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9" draw:text-style-name="P3" draw:layer="layout" svg:width="0.597cm" svg:height="0.53cm" svg:x="15.654cm" svg:y="3.3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9" draw:text-style-name="P3" draw:layer="layout" svg:width="0.631cm" svg:height="0.53cm" svg:x="18.654cm" svg:y="3.3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9" draw:text-style-name="P3" draw:layer="layout" svg:width="0.636cm" svg:height="0.53cm" svg:x="11.154cm" svg:y="6.2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9" draw:text-style-name="P3" draw:layer="layout" svg:width="0.602cm" svg:height="0.53cm" svg:x="13.255cm" svg:y="6.26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30" draw:text-style-name="P4" draw:layer="layout" svg:width="20.2cm" svg:height="7.4cm" svg:x="4.4cm" svg:y="2.4cm">
          <text:p/>
          <draw:enhanced-geometry svg:viewBox="0 0 21600 21600" draw:type="rectangle" draw:enhanced-path="M 0 0 L 21600 0 21600 21600 0 21600 0 0 Z N"/>
        </draw:custom-shape>
        <draw:connector draw:style-name="gr28" draw:text-style-name="P3" draw:layer="layout" draw:line-skew="-0.501cm" svg:x1="13.004cm" svg:y1="9cm" svg:x2="21.001cm" svg:y2="7.126cm" draw:start-shape="id8" draw:start-glue-point="0" draw:end-shape="id9" draw:end-glue-point="2" svg:d="M13004 9000h7997v-1874" svg:viewBox="0 0 7998 1875">
          <text:p/>
        </draw:connector>
        <draw:g xml:id="id9" draw:id="id9">
          <draw:rect draw:style-name="gr31" draw:text-style-name="P1" draw:layer="layout" svg:width="0.75cm" svg:height="0.25cm" draw:transform="rotate (-1.5707963267949) translate (21.126cm 6.126cm)">
            <text:p/>
          </draw:rect>
          <draw:line draw:style-name="gr32" draw:text-style-name="P2" draw:layer="layout" svg:x1="21.001cm" svg:y1="5.876cm" svg:x2="21.001cm" svg:y2="6.126cm">
            <text:p/>
          </draw:line>
          <draw:line draw:style-name="gr33" draw:text-style-name="P2" draw:layer="layout" svg:x1="21.001cm" svg:y1="6.876cm" svg:x2="21.001cm" svg:y2="7.126cm">
            <text:p/>
          </draw:line>
        </draw:g>
        <draw:connector draw:style-name="gr28" draw:text-style-name="P3" draw:layer="layout" draw:line-skew="1.373cm" svg:x1="21.001cm" svg:y1="7.126cm" svg:x2="23cm" svg:y2="6.813cm" draw:start-shape="id9" draw:start-glue-point="2" draw:end-shape="id10" draw:end-glue-point="2" svg:d="M21001 7126v1874h1999v-2187" svg:viewBox="0 0 2000 2188">
          <text:p/>
        </draw:connector>
        <draw:frame draw:style-name="gr29" draw:text-style-name="P3" draw:layer="layout" svg:width="0.5cm" svg:height="0.47cm" svg:x="20.255cm" svg:y="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9" draw:text-style-name="P3" draw:layer="layout" svg:width="0.509cm" svg:height="0.47cm" svg:x="22.256cm" svg:y="6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onnector draw:style-name="gr28" draw:text-style-name="P3" draw:layer="layout" svg:x1="19.625cm" svg:y1="4cm" svg:x2="21.001cm" svg:y2="5.876cm" draw:start-shape="id5" draw:start-glue-point="1" draw:end-shape="id9" draw:end-glue-point="0" svg:d="M19625 4000h1376v1876" svg:viewBox="0 0 1377 1877">
          <text:p/>
        </draw:connector>
        <draw:connector draw:style-name="gr28" draw:text-style-name="P3" draw:layer="layout" draw:line-skew="-1.375cm" svg:x1="21.001cm" svg:y1="5.876cm" svg:x2="23cm" svg:y2="6.188cm" draw:start-shape="id9" draw:start-glue-point="0" draw:end-shape="id10" draw:end-glue-point="0" svg:d="M21001 5876v-1876h1999v2188" svg:viewBox="0 0 2000 2189">
          <text:p/>
        </draw:connector>
        <draw:g xml:id="id10" draw:id="id10">
          <draw:line draw:style-name="gr34" draw:text-style-name="P2" draw:layer="layout" svg:x1="22.75cm" svg:y1="6.563cm" svg:x2="23.25cm" svg:y2="6.563cm">
            <text:p/>
          </draw:line>
          <draw:line draw:style-name="gr35" draw:text-style-name="P2" draw:layer="layout" svg:x1="22.75cm" svg:y1="6.438cm" svg:x2="23.25cm" svg:y2="6.438cm">
            <text:p/>
          </draw:line>
          <draw:line draw:style-name="gr36" draw:text-style-name="P2" draw:layer="layout" svg:x1="23cm" svg:y1="6.563cm" svg:x2="23cm" svg:y2="6.813cm">
            <text:p/>
          </draw:line>
          <draw:line draw:style-name="gr37" draw:text-style-name="P2" draw:layer="layout" svg:x1="23cm" svg:y1="6.438cm" svg:x2="23cm" svg:y2="6.188cm">
            <text:p/>
          </draw:line>
        </draw:g>
        <draw:custom-shape draw:style-name="gr38" draw:text-style-name="P4" xml:id="id1" draw:id="id1" draw:layer="layout" svg:width="1cm" svg:height="1cm" svg:x="4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3" draw:layer="layout" svg:width="0.628cm" svg:height="0.53cm" svg:x="4.655cm" svg:y="6.26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9" draw:text-style-name="P3" draw:layer="layout" svg:width="0.695cm" svg:height="0.53cm" svg:x="23.955cm" svg:y="6.26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39" draw:text-style-name="P4" draw:layer="layout" svg:x1="23.8cm" svg:y1="8.9cm" svg:x2="23.8cm" svg:y2="4.1cm">
          <text:p/>
        </draw:line>
        <draw:line draw:style-name="gr39" draw:text-style-name="P4" draw:layer="layout" svg:x1="14.9cm" svg:y1="8.901cm" svg:x2="14.9cm" svg:y2="4.101cm">
          <text:p/>
        </draw:line>
        <draw:frame draw:style-name="gr29" draw:text-style-name="P3" draw:layer="layout" svg:width="0.504cm" svg:height="0.47cm" svg:x="14.956cm" svg:y="6.26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40" draw:text-style-name="P4" draw:layer="layout" svg:width="5cm" svg:height="1.8cm" svg:x="6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1cm" svg:height="0.734cm" svg:x="8.1cm" svg:y="2.4cm">
          <draw:text-box>
            <text:p text:style-name="P5"><text:span text:style-name="T1">Z</text:span><text:span text:style-name="T2">1</text:span></text:p>
          </draw:text-box>
        </draw:frame>
        <draw:custom-shape draw:style-name="gr40" draw:text-style-name="P4" draw:layer="layout" svg:width="5cm" svg:height="1.8cm" svg:x="15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1cm" svg:height="0.734cm" svg:x="17.1cm" svg:y="2.4cm">
          <draw:text-box>
            <text:p text:style-name="P5"><text:span text:style-name="T1">Z</text:span><text:span text:style-name="T2">2</text:span></text:p>
          </draw:text-box>
        </draw:frame>
        <draw:custom-shape draw:style-name="gr42" draw:text-style-name="P4" draw:layer="layout" svg:width="3.5cm" svg:height="6.5cm" svg:x="11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3.5cm" svg:height="6.5cm" svg:x="20.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1cm" svg:height="0.734cm" svg:x="21.6cm" svg:y="2.4cm">
          <draw:text-box>
            <text:p text:style-name="P5"><text:span text:style-name="T1">Z</text:span></text:p>
          </draw:text-box>
        </draw:frame>
        <draw:frame draw:style-name="gr41" draw:text-style-name="P6" draw:layer="layout" svg:width="1cm" svg:height="0.734cm" svg:x="12.5cm" svg:y="2.4cm">
          <draw:text-box>
            <text:p text:style-name="P5"><text:span text:style-name="T1">Z</text:span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20:33:10.476168788</meta:creation-date>
    <dc:date>2021-03-24T09:17:53.198774252</dc:date>
    <meta:editing-duration>PT27M30S</meta:editing-duration>
    <meta:editing-cycles>9</meta:editing-cycles>
    <meta:generator>LibreOffice/6.1.5.2$Linux_X86_64 LibreOffice_project/10$Build-2</meta:generator>
    <meta:document-statistic meta:object-count="77"/>
  </office:meta>
</office:document-meta>
</file>

<file path=Object 1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10/content.xml><?xml version="1.0" encoding="utf-8"?>
<math xmlns="http://www.w3.org/1998/Math/MathML" display="block">
  <semantics>
    <msub>
      <mi>U</mi>
      <mi>o</mi>
    </msub>
    <annotation encoding="StarMath 5.0">U_{ o }</annotation>
  </semantics>
</math>
</file>

<file path=Object 11/content.xml><?xml version="1.0" encoding="utf-8"?>
<math xmlns="http://www.w3.org/1998/Math/MathML" display="block">
  <semantics>
    <mi>E</mi>
    <annotation encoding="StarMath 5.0">E</annotation>
  </semantics>
</math>
</file>

<file path=Object 2/content.xml><?xml version="1.0" encoding="utf-8"?>
<math xmlns="http://www.w3.org/1998/Math/MathML" display="block">
  <semantics>
    <msub>
      <mi>L</mi>
      <mn>1</mn>
    </msub>
    <annotation encoding="StarMath 5.0">L_{ 1 }</annotation>
  </semantics>
</math>
</file>

<file path=Object 3/content.xml><?xml version="1.0" encoding="utf-8"?>
<math xmlns="http://www.w3.org/1998/Math/MathML" display="block">
  <semantics>
    <msub>
      <mi>L</mi>
      <mn>2</mn>
    </msub>
    <annotation encoding="StarMath 5.0">L_{ 2 }</annotation>
  </semantics>
</math>
</file>

<file path=Object 4/content.xml><?xml version="1.0" encoding="utf-8"?>
<math xmlns="http://www.w3.org/1998/Math/MathML" display="block">
  <semantics>
    <msub>
      <mi>R</mi>
      <mn>2</mn>
    </msub>
    <annotation encoding="StarMath 5.0"> R_{ 2 }</annotation>
  </semantics>
</math>
</file>

<file path=Object 5/content.xml><?xml version="1.0" encoding="utf-8"?>
<math xmlns="http://www.w3.org/1998/Math/MathML" display="block">
  <semantics>
    <msub>
      <mi>R</mi>
      <mn>3</mn>
    </msub>
    <annotation encoding="StarMath 5.0">R_{ 3  }</annotation>
  </semantics>
</math>
</file>

<file path=Object 6/content.xml><?xml version="1.0" encoding="utf-8"?>
<math xmlns="http://www.w3.org/1998/Math/MathML" display="block">
  <semantics>
    <msub>
      <mi>L</mi>
      <mn>3</mn>
    </msub>
    <annotation encoding="StarMath 5.0">L_{ 3 }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>C</mi>
    <annotation encoding="StarMath 5.0">C</annotation>
  </semantics>
</math>
</file>

<file path=Object 9/content.xml><?xml version="1.0" encoding="utf-8"?>
<math xmlns="http://www.w3.org/1998/Math/MathML" display="block">
  <semantics>
    <msub>
      <mi>U</mi>
      <mi>i</mi>
    </msub>
    <annotation encoding="StarMath 5.0">U_{ i }</annotation>
  </semantics>
</math>
</file>